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2902in" style:use-optimal-column-width="false"/>
    </style:style>
    <style:style style:name="TableColumn3" style:family="table-column">
      <style:table-column-properties style:column-width="1.3777in" style:use-optimal-column-width="false"/>
    </style:style>
    <style:style style:name="TableColumn4" style:family="table-column">
      <style:table-column-properties style:column-width="1.1812in" style:use-optimal-column-width="false"/>
    </style:style>
    <style:style style:name="TableColumn5" style:family="table-column">
      <style:table-column-properties style:column-width="0.9847in" style:use-optimal-column-width="false"/>
    </style:style>
    <style:style style:name="TableColumn6" style:family="table-column">
      <style:table-column-properties style:column-width="0.984in" style:use-optimal-column-width="false"/>
    </style:style>
    <style:style style:name="TableColumn7" style:family="table-column">
      <style:table-column-properties style:column-width="1.0826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1.0826in" style:use-optimal-column-width="false"/>
    </style:style>
    <style:style style:name="TableColumn10" style:family="table-column">
      <style:table-column-properties style:column-width="0.1972in" style:use-optimal-column-width="false"/>
    </style:style>
    <style:style style:name="TableColumn11" style:family="table-column">
      <style:table-column-properties style:column-width="0.2951in" style:use-optimal-column-width="false"/>
    </style:style>
    <style:style style:name="TableColumn12" style:family="table-column">
      <style:table-column-properties style:column-width="1.575in" style:use-optimal-column-width="false"/>
    </style:style>
    <style:style style:name="Table1" style:family="table" style:master-page-name="MP0">
      <style:table-properties style:width="10.0354in" fo:margin-left="0in" table:align="center"/>
    </style:style>
    <style:style style:name="TableRow13" style:family="table-row">
      <style:table-row-properties style:min-row-height="0.3687in" style:use-optimal-row-height="false" fo:keep-together="always"/>
    </style:style>
    <style:style style:name="TableCell14" style:family="table-cell">
      <style:table-cell-properties fo:border="0.0104in double #8DB3E2" style:border-line-width="0.0034in 0.0034in 0.0034in" fo:background-color="#8DB3E2" style:glyph-orientation-vertical="0" style:vertical-align="middle" fo:padding-top="0.0194in" fo:padding-left="0.075in" fo:padding-bottom="0.0194in" fo:padding-right="0.075in"/>
    </style:style>
    <style:style style:name="P15" style:parent-style-name="Normal" style:family="paragraph">
      <style:paragraph-properties fo:keep-with-next="always" fo:break-before="page" fo:text-align="center" fo:margin-left="0.0784in" fo:margin-right="0.0784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18" style:parent-style-name="Normal" style:family="paragraph">
      <style:paragraph-properties fo:margin-top="0.1666in"/>
      <style:text-properties fo:font-size="14pt" style:font-size-asian="14pt" style:font-size-complex="14pt"/>
    </style:style>
    <style:style style:name="P19" style:parent-style-name="Normal" style:family="paragraph">
      <style:text-properties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TableCell21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22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23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24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25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26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27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28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29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30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31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32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33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34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35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36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Cell37" style:family="table-cell">
      <style:table-cell-properties fo:border="0.0104in double #8DB3E2" style:border-line-width="0.0034in 0.0034in 0.0034in" fo:background-color="#8DB3E2" style:glyph-orientation-vertical="0" style:vertical-align="middle" fo:padding-top="0.0194in" fo:padding-left="0.075in" fo:padding-bottom="0.0194in" fo:padding-right="0.075in"/>
    </style:style>
    <style:style style:name="P38" style:parent-style-name="Normal" style:family="paragraph">
      <style:paragraph-properties fo:keep-with-next="always" fo:text-align="center" fo:margin-left="0.0784in" fo:margin-right="0.0784in">
        <style:tab-stops/>
      </style:paragraph-properties>
      <style:text-properties fo:font-weight="bold" style:font-weight-asian="bold" style:font-weight-complex="bold" fo:font-size="9pt" style:font-size-asian="9pt" style:font-size-complex="9pt"/>
    </style:style>
    <style:style style:name="P39" style:parent-style-name="Normal" style:family="paragraph">
      <style:paragraph-properties fo:keep-with-next="always" fo:text-align="center" fo:margin-left="0.0784in" fo:margin-right="0.0784in">
        <style:tab-stops/>
      </style:paragraph-properties>
      <style:text-properties fo:font-weight="bold" style:font-weight-asian="bold" style:font-weight-complex="bold" fo:font-size="9pt" style:font-size-asian="9pt" style:font-size-complex="9pt"/>
    </style:style>
    <style:style style:name="TableCell40" style:family="table-cell">
      <style:table-cell-properties fo:border="0.0104in double #8DB3E2" style:border-line-width="0.0034in 0.0034in 0.0034in" fo:background-color="#8DB3E2" style:writing-mode="lr-tb" style:vertical-align="middle" fo:padding-top="0.0194in" fo:padding-left="0.075in" fo:padding-bottom="0.0194in" fo:padding-right="0.075in"/>
    </style:style>
    <style:style style:name="P41" style:parent-style-name="Normal" style:family="paragraph">
      <style:paragraph-properties fo:keep-with-next="always" fo:text-align="center"/>
      <style:text-properties fo:font-weight="bold" style:font-weight-asian="bold" style:font-weight-complex="bold" fo:font-size="9pt" style:font-size-asian="9pt" style:font-size-complex="9pt"/>
    </style:style>
    <style:style style:name="TableRow42" style:family="table-row">
      <style:table-row-properties style:use-optimal-row-height="false" fo:keep-together="always"/>
    </style:style>
    <style:style style:name="TableCell4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44" style:parent-style-name="Normal" style:family="paragraph">
      <style:paragraph-properties fo:keep-with-next="always" fo:text-align="start"/>
      <style:text-properties fo:font-weight="bold" style:font-weight-asian="bold" style:font-weight-complex="bold" fo:font-size="9pt" style:font-size-asian="9pt" style:font-size-complex="9pt"/>
    </style:style>
    <style:style style:name="TableCell45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46" style:parent-style-name="ListParagraph" style:family="paragraph">
      <style:paragraph-properties fo:keep-with-next="always" fo:text-align="start" fo:margin-bottom="0in" fo:line-height="100%" fo:margin-left="0.1687in" fo:text-indent="-0.1513in">
        <style:tab-stops/>
      </style:paragraph-properties>
      <style:text-properties fo:font-size="9pt" style:font-size-asian="9pt" style:font-size-complex="9pt"/>
    </style:style>
    <style:style style:name="P47" style:parent-style-name="ListParagraph" style:family="paragraph">
      <style:paragraph-properties fo:keep-with-next="always" fo:text-align="start" fo:margin-bottom="0in" fo:line-height="100%" fo:margin-left="0.1687in" fo:text-indent="-0.1513in">
        <style:tab-stops/>
      </style:paragraph-properties>
      <style:text-properties fo:font-size="9pt" style:font-size-asian="9pt" style:font-size-complex="9pt"/>
    </style:style>
    <style:style style:name="P48" style:parent-style-name="ListParagraph" style:family="paragraph">
      <style:paragraph-properties fo:keep-with-next="always" fo:text-align="start" fo:margin-bottom="0in" fo:line-height="100%" fo:margin-left="0.1687in" fo:text-indent="-0.1513in">
        <style:tab-stops/>
      </style:paragraph-properties>
      <style:text-properties fo:font-size="9pt" style:font-size-asian="9pt" style:font-size-complex="9pt"/>
    </style:style>
    <style:style style:name="TableCell49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5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51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52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53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54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55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56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57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58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59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6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61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62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6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64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65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66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67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68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69" style:family="table-cell">
      <style:table-cell-properties fo:border="0.0104in double #8DB3E2" style:border-line-width="0.0034in 0.0034in 0.0034in" fo:background-color="#FFFFFF" style:writing-mode="lr-tb" fo:padding-top="0.0194in" fo:padding-left="0.075in" fo:padding-bottom="0.0194in" fo:padding-right="0.075in"/>
    </style:style>
    <style:style style:name="P70" style:parent-style-name="Normal" style:family="paragraph">
      <style:paragraph-properties fo:keep-with-next="always" fo:text-align="start"/>
      <style:text-properties fo:font-weight="bold" style:font-weight-asian="bold" fo:font-size="9pt" style:font-size-asian="9pt" style:font-size-complex="9pt"/>
    </style:style>
    <style:style style:name="TableCell71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72" style:parent-style-name="Normal" style:family="paragraph">
      <style:paragraph-properties fo:keep-with-next="always" fo:text-align="start"/>
    </style:style>
    <style:style style:name="T73" style:parent-style-name="DefaultParagraphFont" style:family="text">
      <style:text-properties fo:font-size="9pt" style:font-size-asian="9pt" style:font-size-complex="9pt"/>
    </style:style>
    <style:style style:name="T74" style:parent-style-name="DefaultParagraphFont" style:family="text">
      <style:text-properties fo:font-size="9pt" style:font-size-asian="9pt" style:font-size-complex="9pt"/>
    </style:style>
    <style:style style:name="T75" style:parent-style-name="DefaultParagraphFont" style:family="text">
      <style:text-properties fo:font-size="9pt" style:font-size-asian="9pt" style:font-size-complex="9pt"/>
    </style:style>
    <style:style style:name="T76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77" style:parent-style-name="DefaultParagraphFont" style:family="text">
      <style:text-properties fo:font-size="9pt" style:font-size-asian="9pt" style:font-size-complex="9pt"/>
    </style:style>
    <style:style style:name="T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79" style:parent-style-name="DefaultParagraphFont" style:family="text">
      <style:text-properties fo:font-size="9pt" style:font-size-asian="9pt" style:font-size-complex="9pt"/>
    </style:style>
    <style:style style:name="P8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81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Row82" style:family="table-row">
      <style:table-row-properties style:use-optimal-row-height="false" fo:keep-together="always"/>
    </style:style>
    <style:style style:name="TableCell8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84" style:parent-style-name="Normal" style:family="paragraph">
      <style:paragraph-properties fo:keep-with-next="always" fo:text-align="start"/>
      <style:text-properties fo:font-weight="bold" style:font-weight-asian="bold" style:font-weight-complex="bold" fo:font-size="9pt" style:font-size-asian="9pt" style:font-size-complex="9pt"/>
    </style:style>
    <style:style style:name="TableCell85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86" style:parent-style-name="ListParagraph" style:family="paragraph">
      <style:paragraph-properties fo:keep-with-next="always" fo:text-align="start" fo:margin-bottom="0in" fo:line-height="100%" fo:margin-left="0.1687in" fo:text-indent="-0.1513in">
        <style:tab-stops/>
      </style:paragraph-properties>
      <style:text-properties fo:font-size="9pt" style:font-size-asian="9pt" style:font-size-complex="9pt"/>
    </style:style>
    <style:style style:name="P87" style:parent-style-name="ListParagraph" style:family="paragraph">
      <style:paragraph-properties fo:keep-with-next="always" fo:text-align="start" fo:margin-bottom="0in" fo:line-height="100%" fo:margin-left="0.1687in" fo:text-indent="-0.1513in">
        <style:tab-stops/>
      </style:paragraph-properties>
      <style:text-properties fo:font-size="9pt" style:font-size-asian="9pt" style:font-size-complex="9pt"/>
    </style:style>
    <style:style style:name="P88" style:parent-style-name="ListParagraph" style:family="paragraph">
      <style:paragraph-properties fo:keep-with-next="always" fo:text-align="start" fo:margin-bottom="0in" fo:line-height="100%" fo:margin-left="0.1687in" fo:text-indent="-0.1972in">
        <style:tab-stops/>
      </style:paragraph-properties>
      <style:text-properties fo:font-size="9pt" style:font-size-asian="9pt" style:font-size-complex="9pt"/>
    </style:style>
    <style:style style:name="TableCell89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9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91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92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93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94" style:parent-style-name="ListParagraph" style:family="paragraph">
      <style:paragraph-properties fo:keep-with-next="always" fo:text-align="start" fo:margin-bottom="0in" fo:line-height="100%"/>
      <style:text-properties fo:font-size="9pt" style:font-size-asian="9pt" style:font-size-complex="9pt"/>
    </style:style>
    <style:style style:name="P95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96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97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98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99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10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01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02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0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04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05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06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07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08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09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1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11" style:family="table-cell">
      <style:table-cell-properties fo:border="0.0104in double #8DB3E2" style:border-line-width="0.0034in 0.0034in 0.0034in" fo:background-color="#FFFFFF" style:writing-mode="lr-tb" fo:padding-top="0.0194in" fo:padding-left="0.075in" fo:padding-bottom="0.0194in" fo:padding-right="0.075in"/>
    </style:style>
    <style:style style:name="P112" style:parent-style-name="Normal" style:family="paragraph">
      <style:paragraph-properties fo:keep-with-next="always" fo:text-align="start"/>
      <style:text-properties fo:font-weight="bold" style:font-weight-asian="bold" fo:font-size="9pt" style:font-size-asian="9pt" style:font-size-complex="9pt"/>
    </style:style>
    <style:style style:name="TableCell11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14" style:parent-style-name="Normal" style:family="paragraph">
      <style:paragraph-properties fo:keep-with-next="always" fo:text-align="start"/>
    </style:style>
    <style:style style:name="T115" style:parent-style-name="DefaultParagraphFont" style:family="text">
      <style:text-properties fo:font-size="9pt" style:font-size-asian="9pt" style:font-size-complex="9pt"/>
    </style:style>
    <style:style style:name="T116" style:parent-style-name="DefaultParagraphFont" style:family="text">
      <style:text-properties fo:font-size="9pt" style:font-size-asian="9pt" style:font-size-complex="9pt"/>
    </style:style>
    <style:style style:name="T117" style:parent-style-name="DefaultParagraphFont" style:family="text">
      <style:text-properties fo:font-size="9pt" style:font-size-asian="9pt" style:font-size-complex="9pt"/>
    </style:style>
    <style:style style:name="T118" style:parent-style-name="DefaultParagraphFont" style:family="text">
      <style:text-properties fo:font-size="9pt" style:font-size-asian="9pt" style:font-size-complex="9pt"/>
    </style:style>
    <style:style style:name="T119" style:parent-style-name="DefaultParagraphFont" style:family="text">
      <style:text-properties fo:font-size="9pt" style:font-size-asian="9pt" style:font-size-complex="9pt"/>
    </style:style>
    <style:style style:name="T120" style:parent-style-name="DefaultParagraphFont" style:family="text">
      <style:text-properties fo:font-weight="bold" style:font-weight-asian="bold" fo:font-size="9pt" style:font-size-asian="9pt" style:font-size-complex="9pt"/>
    </style:style>
    <style:style style:name="T121" style:parent-style-name="DefaultParagraphFont" style:family="text">
      <style:text-properties fo:font-size="9pt" style:font-size-asian="9pt" style:font-size-complex="9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23" style:parent-style-name="DefaultParagraphFont" style:family="text">
      <style:text-properties fo:font-size="9pt" style:font-size-asian="9pt" style:font-size-complex="9pt"/>
    </style:style>
    <style:style style:name="T124" style:parent-style-name="DefaultParagraphFont" style:family="text">
      <style:text-properties fo:font-size="9pt" style:font-size-asian="9pt" style:font-size-complex="9pt"/>
    </style:style>
    <style:style style:name="P125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126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Row127" style:family="table-row">
      <style:table-row-properties style:use-optimal-row-height="false" fo:keep-together="always"/>
    </style:style>
    <style:style style:name="TableCell128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29" style:parent-style-name="Normal" style:family="paragraph">
      <style:paragraph-properties fo:keep-with-next="always" fo:text-align="start"/>
      <style:text-properties fo:font-weight="bold" style:font-weight-asian="bold" style:font-weight-complex="bold" fo:font-size="9pt" style:font-size-asian="9pt" style:font-size-complex="9pt"/>
    </style:style>
    <style:style style:name="TableCell130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31" style:parent-style-name="ListParagraph" style:family="paragraph">
      <style:paragraph-properties fo:keep-with-next="always" fo:text-align="start" fo:margin-bottom="0in" fo:line-height="100%" fo:margin-left="0.1687in" fo:text-indent="-0.1687in">
        <style:tab-stops/>
      </style:paragraph-properties>
      <style:text-properties fo:font-size="9pt" style:font-size-asian="9pt" style:font-size-complex="9pt"/>
    </style:style>
    <style:style style:name="TableCell132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33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34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35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36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37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38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39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40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41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42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43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44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45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46" style:family="table-cell">
      <style:table-cell-properties fo:border="0.0104in double #8DB3E2" style:border-line-width="0.0034in 0.0034in 0.0034in" fo:background-color="#FFFFFF" style:writing-mode="lr-tb" fo:padding-top="0.0194in" fo:padding-left="0.075in" fo:padding-bottom="0.0194in" fo:padding-right="0.075in"/>
    </style:style>
    <style:style style:name="P147" style:parent-style-name="Normal" style:family="paragraph">
      <style:paragraph-properties fo:keep-with-next="always" fo:text-align="start"/>
      <style:text-properties fo:font-weight="bold" style:font-weight-asian="bold" fo:font-size="9pt" style:font-size-asian="9pt" style:font-size-complex="9pt"/>
    </style:style>
    <style:style style:name="TableCell148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49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150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151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Row152" style:family="table-row">
      <style:table-row-properties style:use-optimal-row-height="false" fo:keep-together="always"/>
    </style:style>
    <style:style style:name="TableCell15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54" style:parent-style-name="Normal" style:family="paragraph">
      <style:paragraph-properties fo:keep-with-next="always" fo:text-align="start"/>
      <style:text-properties fo:font-weight="bold" style:font-weight-asian="bold" style:font-weight-complex="bold" fo:font-size="9pt" style:font-size-asian="9pt" style:font-size-complex="9pt"/>
    </style:style>
    <style:style style:name="TableCell155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56" style:parent-style-name="ListParagraph" style:family="paragraph">
      <style:paragraph-properties fo:keep-with-next="always" fo:text-align="start" fo:margin-bottom="0in" fo:line-height="100%" fo:margin-left="0.1687in" fo:text-indent="-0.1687in">
        <style:tab-stops/>
      </style:paragraph-properties>
      <style:text-properties fo:font-size="9pt" style:font-size-asian="9pt" style:font-size-complex="9pt"/>
    </style:style>
    <style:style style:name="P157" style:parent-style-name="ListParagraph" style:family="paragraph">
      <style:paragraph-properties fo:keep-with-next="always" fo:text-align="start" fo:margin-bottom="0in" fo:line-height="100%" fo:margin-left="0.1687in" fo:text-indent="-0.1687in">
        <style:tab-stops/>
      </style:paragraph-properties>
      <style:text-properties fo:font-size="9pt" style:font-size-asian="9pt" style:font-size-complex="9pt"/>
    </style:style>
    <style:style style:name="TableCell158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59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60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61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62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63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P164" style:parent-style-name="Normal" style:family="paragraph">
      <style:text-properties fo:font-size="9pt" style:font-size-asian="9pt" style:font-size-complex="9pt"/>
    </style:style>
    <style:style style:name="P165" style:parent-style-name="Normal" style:family="paragraph">
      <style:text-properties fo:font-size="9pt" style:font-size-asian="9pt" style:font-size-complex="9pt"/>
    </style:style>
    <style:style style:name="P166" style:parent-style-name="Normal" style:family="paragraph">
      <style:text-properties fo:font-size="9pt" style:font-size-asian="9pt" style:font-size-complex="9pt"/>
    </style:style>
    <style:style style:name="P167" style:parent-style-name="Normal" style:family="paragraph">
      <style:text-properties fo:font-size="9pt" style:font-size-asian="9pt" style:font-size-complex="9pt"/>
    </style:style>
    <style:style style:name="TableCell168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69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70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71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72" style:family="table-cell">
      <style:table-cell-properties fo:border="0.0104in double #8DB3E2" style:border-line-width="0.0034in 0.0034in 0.0034in" fo:background-color="#CCCCCC" style:writing-mode="lr-tb" fo:padding-top="0.0194in" fo:padding-left="0.075in" fo:padding-bottom="0.0194in" fo:padding-right="0.075in"/>
    </style:style>
    <style:style style:name="P173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74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75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Cell176" style:family="table-cell">
      <style:table-cell-properties fo:border="0.0104in double #8DB3E2" style:border-line-width="0.0034in 0.0034in 0.0034in" fo:background-color="#FFFFFF" style:writing-mode="lr-tb" fo:padding-top="0.0194in" fo:padding-left="0.075in" fo:padding-bottom="0.0194in" fo:padding-right="0.075in"/>
    </style:style>
    <style:style style:name="P177" style:parent-style-name="Normal" style:family="paragraph">
      <style:paragraph-properties fo:keep-with-next="always" fo:text-align="start"/>
      <style:text-properties fo:font-weight="bold" style:font-weight-asian="bold" fo:font-size="9pt" style:font-size-asian="9pt" style:font-size-complex="9pt"/>
    </style:style>
    <style:style style:name="TableCell178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79" style:parent-style-name="Normal" style:family="paragraph">
      <style:paragraph-properties fo:keep-with-next="always" fo:text-align="start"/>
      <style:text-properties fo:font-size="9pt" style:font-size-asian="9pt" style:font-size-complex="9pt"/>
    </style:style>
    <style:style style:name="TableRow180" style:family="table-row">
      <style:table-row-properties style:use-optimal-row-height="false" fo:keep-together="always"/>
    </style:style>
    <style:style style:name="TableCell181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82" style:parent-style-name="Normal" style:family="paragraph">
      <style:paragraph-properties fo:text-align="start"/>
      <style:text-properties fo:font-weight="bold" style:font-weight-asian="bold" style:font-weight-complex="bold" fo:font-size="9pt" style:font-size-asian="9pt" style:font-size-complex="9pt"/>
    </style:style>
    <style:style style:name="TableCell183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84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85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86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87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88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89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90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91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92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93" style:family="table-cell">
      <style:table-cell-properties fo:border="0.0104in double #8DB3E2" style:border-line-width="0.0034in 0.0034in 0.0034in" style:writing-mode="lr-tb" fo:padding-top="0.0194in" fo:padding-left="0.075in" fo:padding-bottom="0.0194in" fo:padding-right="0.075in"/>
    </style:style>
    <style:style style:name="P194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95" style:family="table-cell">
      <style:table-cell-properties fo:border="0.0104in double #8DB3E2" style:border-line-width="0.0034in 0.0034in 0.0034in" fo:background-color="#CCCCCC" style:writing-mode="lr-tb" fo:padding-top="0.0194in" fo:padding-left="0.075in" fo:padding-bottom="0.0194in" fo:padding-right="0.075in"/>
    </style:style>
    <style:style style:name="P196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97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198" style:parent-style-name="Normal" style:family="paragraph">
      <style:paragraph-properties fo:text-align="start"/>
      <style:text-properties fo:font-size="9pt" style:font-size-asian="9pt" style:font-size-complex="9pt"/>
    </style:style>
    <style:style style:name="TableCell199" style:family="table-cell">
      <style:table-cell-properties fo:border="0.0104in double #8DB3E2" style:border-line-width="0.0034in 0.0034in 0.0034in" fo:background-color="#FFFFFF" style:writing-mode="lr-tb" fo:padding-top="0.0194in" fo:padding-left="0.075in" fo:padding-bottom="0.0194in" fo:padding-right="0.075in"/>
    </style:style>
    <style:style style:name="P200" style:parent-style-name="Normal" style:family="paragraph">
      <style:paragraph-properties fo:text-align="start"/>
      <style:text-properties fo:font-weight="bold" style:font-weight-asian="bold" fo:font-size="9pt" style:font-size-asian="9pt" style:font-size-complex="9pt"/>
    </style:style>
    <style:style style:name="TableCell201" style:family="table-cell">
      <style:table-cell-properties fo:border="0.0104in double #8DB3E2" style:border-line-width="0.0034in 0.0034in 0.0034in" fo:background-color="#D9D9D9" style:writing-mode="lr-tb" fo:padding-top="0.0194in" fo:padding-left="0.075in" fo:padding-bottom="0.0194in" fo:padding-right="0.075in"/>
    </style:style>
    <style:style style:name="P202" style:parent-style-name="Normal" style:family="paragraph">
      <style:paragraph-properties fo:text-align="start"/>
      <style:text-properties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>
              <text:p text:style-name="P15"><text:span text:style-name="T17"><draw:frame draw:z-index="251661824" draw:id="id0" draw:style-name="a0" draw:name="Text Box 10" text:anchor-type="paragraph" svg:x="-0.77986in" svg:y="-6.07153in" svg:width="6.25in" svg:height="0.5in" style:rel-width="scale" style:rel-height="scale"><draw:text-box><text:p text:style-name="P18">Active Travel Scheme Prioritisation – benefits scoring v.1</text:p><text:p text:style-name="P19"/></draw:text-box><svg:title/><svg:desc/></draw:frame></text:span><text:span text:style-name="T20">Score</text:span></text:p>
            </table:table-cell>
            <table:table-cell table:style-name="TableCell21">
              <text:p text:style-name="P22">Convenience</text:p>
            </table:table-cell>
            <table:table-cell table:style-name="TableCell23">
              <text:p text:style-name="P24">Accessibility</text:p>
            </table:table-cell>
            <table:table-cell table:style-name="TableCell25">
              <text:p text:style-name="P26">Safety</text:p>
            </table:table-cell>
            <table:table-cell table:style-name="TableCell27">
              <text:p text:style-name="P28">Comfort</text:p>
            </table:table-cell>
            <table:table-cell table:style-name="TableCell29">
              <text:p text:style-name="P30">Attractiveness</text:p>
            </table:table-cell>
            <table:table-cell table:style-name="TableCell31">
              <text:p text:style-name="P32">Impact on other road users</text:p>
            </table:table-cell>
            <table:table-cell table:style-name="TableCell33">
              <text:p text:style-name="P34">Impact on Health</text:p>
            </table:table-cell>
            <table:table-cell table:style-name="TableCell35">
              <text:p text:style-name="P36"/>
            </table:table-cell>
            <table:table-cell table:style-name="TableCell37">
              <text:p text:style-name="P38">Score</text:p>
              <text:p text:style-name="P39"/>
            </table:table-cell>
            <table:table-cell table:style-name="TableCell40">
              <text:p text:style-name="P41">Potential to induce modal shift</text:p>
            </table:table-cell>
          </table:table-row>
        </table:table-header-rows>
        <table:table-row table:style-name="TableRow42">
          <table:table-cell table:style-name="TableCell43">
            <text:p text:style-name="P44">2</text:p>
          </table:table-cell>
          <table:table-cell table:style-name="TableCell45">
            <text:list text:style-name="LFO1" text:continue-numbering="true">
              <text:list-item>
                <text:p text:style-name="P46">Route is direct for journeys for which it is expected to cater</text:p>
              </text:list-item>
              <text:list-item>
                <text:p text:style-name="P47">Route is essentially level</text:p>
              </text:list-item>
              <text:list-item>
                <text:p text:style-name="P48">Route contains few points of delay and/or avoids existing delays</text:p>
              </text:list-item>
            </text:list>
          </table:table-cell>
          <table:table-cell table:style-name="TableCell49">
            <text:p text:style-name="P50">Provides significantly improved link -</text:p>
            <text:list text:style-name="LFO3" text:continue-numbering="true">
              <text:list-item>
                <text:p text:style-name="P51">along identified desire line</text:p>
              </text:list-item>
              <text:list-item>
                <text:p text:style-name="P52">to key trip generator(s)</text:p>
              </text:list-item>
              <text:list-item>
                <text:p text:style-name="P53">between two existing links</text:p>
              </text:list-item>
              <text:list-item>
                <text:p text:style-name="P54">across existing severance</text:p>
              </text:list-item>
            </text:list>
            <text:p text:style-name="P55"/>
            <text:p text:style-name="P56">Proposal also readily accessible from all streets<text:s/>and premises</text:p>
          </table:table-cell>
          <table:table-cell table:style-name="TableCell57">
            <text:p text:style-name="P58">Addresses significant recorded collision history (4 in 3 yrs, or 2 KSI in 3 yrs suggested)</text:p>
          </table:table-cell>
          <table:table-cell table:style-name="TableCell59">
            <text:p text:style-name="P60">Significantly improves comfort (i.e. provides complete segregation from traffic with buffer, a well overlooked route, minimal traffic speeds etc.)</text:p>
          </table:table-cell>
          <table:table-cell table:style-name="TableCell61">
            <text:p text:style-name="P62">Proposals significantly improve the environment for cycling<text:s/>/pedestrians<text:s/>in terms of aesthetics, noise, and quality of public space<text:s/>(i.e. through enhancement of Green Infrastructure and improvements in air quality)</text:p>
          </table:table-cell>
          <table:table-cell table:style-name="TableCell63">
            <text:p text:style-name="P64">Scheme provides significant additional benefits to other road users.<text:s/></text:p>
          </table:table-cell>
          <table:table-cell table:style-name="TableCell65">
            <text:p text:style-name="P66">Route connects to area ranked &lt;250 in the Health Indicator of the WIMD.</text:p>
          </table:table-cell>
          <table:table-cell table:style-name="TableCell67">
            <text:p text:style-name="P68"/>
          </table:table-cell>
          <table:table-cell table:style-name="TableCell69">
            <text:p text:style-name="P70">5</text:p>
          </table:table-cell>
          <table:table-cell table:style-name="TableCell71">
            <text:p text:style-name="P72"><text:span text:style-name="T73">Likely to result in significant modal shift from private car to pedal cycle</text:span><text:span text:style-name="T74">/foot<text:s/></text:span><text:span text:style-name="T75">either as a result of the physical connection<text:s/></text:span><text:span text:style-name="T76">or</text:span><text:span text:style-name="T77"><text:s/>route being<text:s/></text:span><text:span text:style-name="T78">within</text:span><text:span text:style-name="T79"><text:s/>an area benefitting from an on-going behaviour change programme</text:span></text:p>
            <text:p text:style-name="P80"/>
            <text:p text:style-name="P81"/>
          </table:table-cell>
        </table:table-row>
        <table:table-row table:style-name="TableRow82">
          <table:table-cell table:style-name="TableCell83">
            <text:p text:style-name="P84">1</text:p>
          </table:table-cell>
          <table:table-cell table:style-name="TableCell85">
            <text:list text:style-name="LFO1" text:continue-numbering="true">
              <text:list-item>
                <text:p text:style-name="P86">Route reasonably direct for journeys for which it is expected<text:s/>to cater</text:p>
              </text:list-item>
              <text:list-item>
                <text:p text:style-name="P87">Route includes only moderate gradients</text:p>
              </text:list-item>
              <text:list-item>
                <text:p text:style-name="P88">Route contains some points of delay and/or reduces existing delays</text:p>
              </text:list-item>
            </text:list>
          </table:table-cell>
          <table:table-cell table:style-name="TableCell89">
            <text:p text:style-name="P90">Provides improved links -</text:p>
            <text:list text:style-name="LFO3" text:continue-numbering="true">
              <text:list-item>
                <text:p text:style-name="P91">along identified desire line</text:p>
              </text:list-item>
              <text:list-item>
                <text:p text:style-name="P92">to key trip generator(s)</text:p>
              </text:list-item>
              <text:list-item>
                <text:p text:style-name="P93">between two existing links</text:p>
              </text:list-item>
              <text:list-item>
                <text:p text:style-name="P94">across existing severance</text:p>
              </text:list-item>
            </text:list>
            <text:p text:style-name="P95"/>
            <text:p text:style-name="P96">May also improve slightly accessibility to other streets<text:s/>and premises</text:p>
          </table:table-cell>
          <table:table-cell table:style-name="TableCell97">
            <text:p text:style-name="P98">Addresses lesser recorded collision history, or location understood to have a collision history which is not fully recorded</text:p>
            <text:p text:style-name="P99"/>
            <text:p text:style-name="P100"/>
          </table:table-cell>
          <table:table-cell table:style-name="TableCell101">
            <text:p text:style-name="P102">Improves comfort (i.e. provides some segregation from traffic, traffic speeds below 20mph without segregation, personal safety improvements such as CCTV and lighting etc.)</text:p>
          </table:table-cell>
          <table:table-cell table:style-name="TableCell103">
            <text:p text:style-name="P104">Proposals slightly improve the environment for cycling/walking<text:s/>in terms of aesthetics, noise, and quality of public space<text:s/>(i.e. through enhancement of Green Infrastructure and improvements in air quality)</text:p>
          </table:table-cell>
          <table:table-cell table:style-name="TableCell105">
            <text:p text:style-name="P106">Provides some additional benefit to other road users on balance (as a toucan might for pedestrians)</text:p>
          </table:table-cell>
          <table:table-cell table:style-name="TableCell107">
            <text:p text:style-name="P108">Route connects to area ranked between 251 and 500 in the Health Indicator of the WIMD.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3</text:p>
          </table:table-cell>
          <table:table-cell table:style-name="TableCell113">
            <text:p text:style-name="P114"><text:span text:style-name="T115">May increase numbers of cyclists</text:span><text:span text:style-name="T116">/pedestrians</text:span><text:span text:style-name="T117"><text:s/>but unlikely to result in significant modal shift from private cars</text:span><text:span text:style-name="T118"><text:s/></text:span><text:span text:style-name="T119">either as a result of physical works<text:s/></text:span><text:span text:style-name="T120">or</text:span><text:span text:style-name="T121"><text:s/>the route<text:s/></text:span><text:span text:style-name="T122">connecting to</text:span><text:span text:style-name="T123"><text:s/>an area benefitting from a behaviour change programme</text:span><text:span text:style-name="T124"><text:s/></text:span></text:p>
            <text:p text:style-name="P125"/>
            <text:p text:style-name="P126"/>
          </table:table-cell>
        </table:table-row>
        <text:soft-page-break/>
        <table:table-row table:style-name="TableRow127">
          <table:table-cell table:style-name="TableCell128">
            <text:p text:style-name="P129">0</text:p>
          </table:table-cell>
          <table:table-cell table:style-name="TableCell130">
            <text:list text:style-name="LFO2" text:continue-numbering="true">
              <text:list-item>
                <text:p text:style-name="P131">Proposals do not offer greater convenience than<text:s/>existing situation</text:p>
              </text:list-item>
            </text:list>
          </table:table-cell>
          <table:table-cell table:style-name="TableCell132">
            <text:p text:style-name="P133">Proposals do not improve accessibility</text:p>
          </table:table-cell>
          <table:table-cell table:style-name="TableCell134">
            <text:p text:style-name="P135">No expected impact on collisions</text:p>
          </table:table-cell>
          <table:table-cell table:style-name="TableCell136">
            <text:p text:style-name="P137">No expected improvement in terms of comfort</text:p>
          </table:table-cell>
          <table:table-cell table:style-name="TableCell138">
            <text:p text:style-name="P139">Proposals have little or no benefit on quality of environment for cycling/walking<text:s/>in terms of aesthetics, noise, and quality of public space</text:p>
          </table:table-cell>
          <table:table-cell table:style-name="TableCell140">
            <text:p text:style-name="P141">No significant expected impact for other road users</text:p>
          </table:table-cell>
          <table:table-cell table:style-name="TableCell142">
            <text:p text:style-name="P143">Route connects to area ranked &gt;500 in the Health Indicator of the WIMD.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0</text:p>
          </table:table-cell>
          <table:table-cell table:style-name="TableCell148">
            <text:p text:style-name="P149">Little or no modal shift expected<text:s/>and scheme not linked to behaviour change programme</text:p>
            <text:p text:style-name="P150"/>
            <text:p text:style-name="P151"/>
          </table:table-cell>
        </table:table-row>
        <table:table-row table:style-name="TableRow152">
          <table:table-cell table:style-name="TableCell153">
            <text:p text:style-name="P154">-1</text:p>
          </table:table-cell>
          <table:table-cell table:style-name="TableCell155">
            <text:list text:style-name="LFO2" text:continue-numbering="true">
              <text:list-item>
                <text:p text:style-name="P156">Proposal requires less direct route than existing</text:p>
              </text:list-item>
              <text:list-item>
                <text:p text:style-name="P157">Route introduces points of delay</text:p>
              </text:list-item>
            </text:list>
          </table:table-cell>
          <table:table-cell table:style-name="TableCell158">
            <text:p text:style-name="P159">Unlikely to occur in practice</text:p>
          </table:table-cell>
          <table:table-cell table:style-name="TableCell160">
            <text:p text:style-name="P161">Proposals may result in additional collisions</text:p>
          </table:table-cell>
          <table:table-cell table:style-name="TableCell162">
            <text:p text:style-name="P163">May reduce level of comfort for cyclists/pedestrians</text:p>
            <text:p text:style-name="P164"/>
            <text:p text:style-name="P165"/>
            <text:p text:style-name="P166"/>
            <text:p text:style-name="P167"/>
          </table:table-cell>
          <table:table-cell table:style-name="TableCell168">
            <text:p text:style-name="P169">Proposals degrade quality of environment for cycling/walking<text:s/>in terms of aesthetics, noise, and quality of public space</text:p>
          </table:table-cell>
          <table:table-cell table:style-name="TableCell170">
            <text:p text:style-name="P171">Some significant negative impact expected for other road users (i.e. loss of residential parking, some additional congestion</text:p>
          </table:table-cell>
          <table:table-cell table:style-name="TableCell172">
            <text:p text:style-name="P173">Unlikely to occur in practice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-1</text:p>
          </table:table-cell>
          <table:table-cell table:style-name="TableCell178">
            <text:p text:style-name="P179">Unlikely to occur in practice</text:p>
          </table:table-cell>
        </table:table-row>
        <table:table-row table:style-name="TableRow180">
          <table:table-cell table:style-name="TableCell181">
            <text:p text:style-name="P182">-2</text:p>
          </table:table-cell>
          <table:table-cell table:style-name="TableCell183">
            <text:p text:style-name="P184">Unlikely to occur in practice</text:p>
          </table:table-cell>
          <table:table-cell table:style-name="TableCell185">
            <text:p text:style-name="P186">Unlikely to occur in practice</text:p>
          </table:table-cell>
          <table:table-cell table:style-name="TableCell187">
            <text:p text:style-name="P188">Unlikely to occur in practice</text:p>
          </table:table-cell>
          <table:table-cell table:style-name="TableCell189">
            <text:p text:style-name="P190">Unlikely to occur in practice</text:p>
          </table:table-cell>
          <table:table-cell table:style-name="TableCell191">
            <text:p text:style-name="P192">Unlikely to occur in practice</text:p>
          </table:table-cell>
          <table:table-cell table:style-name="TableCell193">
            <text:p text:style-name="P194">Very significant negative impact expected for other road users (i.e. serious congestion, especially for PT, loss of parking in retail areas, restrictions on loading</text:p>
          </table:table-cell>
          <table:table-cell table:style-name="TableCell195">
            <text:p text:style-name="P196">Unlikely to occur in practice</text:p>
          </table:table-cell>
          <table:table-cell table:style-name="TableCell197">
            <text:p text:style-name="P198"/>
          </table:table-cell>
          <table:table-cell table:style-name="TableCell199">
            <text:p text:style-name="P200">-2</text:p>
          </table:table-cell>
          <table:table-cell table:style-name="TableCell201">
            <text:p text:style-name="P202">Unlikely to occur in practic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text-align="justify"/>
      <style:text-properties style:font-name="Calibri" style:font-name-complex="Calibri" fo:font-size="11pt" style:font-size-asian="11pt" style:font-size-complex="11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Heading3" style:default-outline-level="3">
      <style:paragraph-properties fo:keep-with-next="auto" fo:keep-together="always" fo:margin-top="0in" fo:line-height="0.2083in" fo:margin-left="0.4923in" fo:text-indent="0.4923in">
        <style:tab-stops>
          <style:tab-stop style:type="left" style:position="0in"/>
        </style:tab-stops>
      </style:paragraph-properties>
      <style:text-properties style:font-name="Calibri" style:font-name-complex="Calibri" fo:font-weight="normal" style:font-weight-asian="normal" style:font-weight-complex="normal" style:letter-kerning="true" fo:font-size="11pt" style:font-size-asian="11pt" style:font-size-complex="11pt" fo:hyphenate="false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4923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55in"/>
      </style:header-style>
      <style:footer-style>
        <style:header-footer-properties style:dynamic-spacing="true" fo:min-height="0.7555in"/>
      </style:footer-style>
    </style:page-layout>
    <style:style style:name="P16" style:parent-style-name="Header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16">ATNM Proposals Prioritisation – Benefits Scoring Criteri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ctive travel guidance: benefits scoring criteria (appendix K)</dc:title>
    <dc:subject/>
    <meta:initial-creator>© Welsh Government</meta:initial-creator>
    <dc:creator>Shayler, Zachary (ESNR-Strategy-Communications)</dc:creator>
    <meta:creation-date>2021-07-14T12:15:00Z</meta:creation-date>
    <dc:date>2021-07-14T12:16:00Z</dc:date>
    <meta:print-date>2011-10-18T14:36:00Z</meta:print-date>
    <meta:template xlink:href="Normal" xlink:type="simple"/>
    <meta:editing-cycles>2</meta:editing-cycles>
    <meta:editing-duration>PT120S</meta:editing-duration>
    <meta:user-defined meta:name="Checked by">32123</meta:user-defined>
    <meta:user-defined meta:name="Objective-Id">A35156113</meta:user-defined>
    <meta:user-defined meta:name="Objective-Title">Appendix K - ATAG prioritisation - Benefits scoring v.1 June 2021</meta:user-defined>
    <meta:user-defined meta:name="Objective-Description"/>
    <meta:user-defined meta:name="Objective-CreationStamp" meta:value-type="date">2021-06-17T16:19:15Z</meta:user-defined>
    <meta:user-defined meta:name="Objective-IsApproved" meta:value-type="boolean">false</meta:user-defined>
    <meta:user-defined meta:name="Objective-IsPublished" meta:value-type="boolean">false</meta:user-defined>
    <meta:user-defined meta:name="Objective-DatePublished"/>
    <meta:user-defined meta:name="Objective-ModificationStamp" meta:value-type="date">2021-06-17T16:19:16Z</meta:user-defined>
    <meta:user-defined meta:name="Objective-Owner">Lorimer, Jane (ESNR)</meta:user-defined>
    <meta:user-defined meta:name="Objective-Path">Objective Global Folder:Business File Plan:Economy, Skills &amp; Natural Resources (ESNR):Economy, Skills &amp; Natural Resources (ESNR) - Economic Infrastructure - Transport - Strategy &amp; Policy:1 - Save:Branch - Active Travel - Transport People &amp; Communities Tea</meta:user-defined>
    <meta:user-defined meta:name="Objective-Parent">1. Documents for downloads from WG web</meta:user-defined>
    <meta:user-defined meta:name="Objective-State">Being Drafted</meta:user-defined>
    <meta:user-defined meta:name="Objective-VersionId">vA69218980</meta:user-defined>
    <meta:user-defined meta:name="Objective-Version">0.1</meta:user-defined>
    <meta:user-defined meta:name="Objective-VersionNumber" meta:value-type="float">1</meta:user-defined>
    <meta:user-defined meta:name="Objective-VersionComment">First version</meta:user-defined>
    <meta:user-defined meta:name="Objective-FileNumber"/>
    <meta:user-defined meta:name="Objective-Classification">[Inherited - Official]</meta:user-defined>
    <meta:user-defined meta:name="Objective-Caveats"/>
    <meta:user-defined meta:name="Objective-Date Acquired"/>
    <meta:user-defined meta:name="Objective-Official Translation"/>
    <meta:user-defined meta:name="Objective-Connect Creator"/>
    <meta:user-defined meta:name="Objective-Comment"/>
    <meta:document-statistic meta:page-count="2" meta:paragraph-count="8" meta:word-count="611" meta:character-count="4087" meta:row-count="29" meta:non-whitespace-character-count="3484"/>
  </office:meta>
</office:document-meta>
</file>